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a3cd8" officeooo:paragraph-rsid="001a3cd8"/>
    </style:style>
    <style:style style:name="P2" style:family="paragraph" style:parent-style-name="Standard">
      <style:text-properties officeooo:rsid="001b5345" officeooo:paragraph-rsid="001b5345"/>
    </style:style>
    <style:style style:name="P3" style:family="paragraph" style:parent-style-name="Standard">
      <style:text-properties officeooo:rsid="001dd38f" officeooo:paragraph-rsid="001dd38f"/>
    </style:style>
    <style:style style:name="P4" style:family="paragraph" style:parent-style-name="Standard">
      <style:text-properties fo:font-weight="bold" officeooo:rsid="001a3cd8" officeooo:paragraph-rsid="001a3cd8" style:font-weight-asian="bold" style:font-weight-complex="bold"/>
    </style:style>
    <style:style style:name="P5" style:family="paragraph" style:parent-style-name="Standard">
      <style:text-properties fo:font-weight="bold" officeooo:rsid="001dd38f" officeooo:paragraph-rsid="001dd38f" style:font-weight-asian="bold" style:font-weight-complex="bold"/>
    </style:style>
    <style:style style:name="P6" style:family="paragraph" style:parent-style-name="Standard">
      <style:text-properties officeooo:rsid="001fb3e1" officeooo:paragraph-rsid="001fb3e1"/>
    </style:style>
    <style:style style:name="P7" style:family="paragraph" style:parent-style-name="Standard">
      <style:text-properties officeooo:rsid="00203f74" officeooo:paragraph-rsid="00203f74"/>
    </style:style>
    <style:style style:name="T1" style:family="text">
      <style:text-properties officeooo:rsid="001dd3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3f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월 4주차 레포트</text:p>
      <text:p text:style-name="P1"/>
      <text:p text:style-name="P4">1. 부팅 오류</text:p>
      <text:p text:style-name="P1">[코드]</text:p>
      <text:p text:style-name="P1">The root filesystem on /dev/sda1 requries a manual fsck</text:p>
      <text:p text:style-name="P1">&gt;&gt; fsck /dev/sda1</text:p>
      <text:p text:style-name="P1">&gt;&gt; 요구하는 대로 입력해주면 된다.</text:p>
      <text:p text:style-name="P1"/>
      <text:p text:style-name="P4">2. SPD Control</text:p>
      <text:p text:style-name="P5">## Kp, Kd를 단위 행렬로 만들기</text:p>
      <text:p text:style-name="P3">&gt;&gt; 단위 행렬의 크기 : Skeleton에 존재하는 DOF의 개수 N (N,N) 행렬</text:p>
      <text:p text:style-name="P3">&gt;&gt; 단위 행렬 값들 : (0,0) ~ (6,6) 까지는 0 </text:p>
      <text:p text:style-name="P3"><text:tab/>&gt;&gt; Heap(Root)이기에 0로 설정</text:p>
      <text:p text:style-name="P3"><text:tab/>&gt;&gt; 이렇게 설정하면 나중에 Torque를 인가할 때</text:p>
      <text:p text:style-name="P3"><text:tab/>&gt;&gt; Root Torque를 따로 0으로 설정할 필요 없이 그대로 인가 해줄 수 있다.</text:p>
      <text:p text:style-name="P1"/>
      <text:p text:style-name="P4"><text:span text:style-name="T1">## </text:span>P 관련하여 Rotation Matrix 코드 &gt;&gt; Rotation Matrix : RM</text:p>
      <text:p text:style-name="P1">[코드]</text:p>
      <text:p text:style-name="P1">P = - Kp @ ( Target Position RM.T @ Position RM @ Velocity RM @ timestep)</text:p>
      <text:p text:style-name="P1">&gt;&gt; 여기서 Target position과 Velocity간의 차이를 </text:p>
      <text:p text:style-name="P1">&gt;&gt; Target Position RM.T @ Velocitiy RM 으로 표현할 수 있다.</text:p>
      <text:p text:style-name="P1">&gt;&gt; 그렇다면 위의 식에서 3가지의 RM 계산의 순서를 어떻게 진행되는가?</text:p>
      <text:p text:style-name="P1">&gt;&gt; A @ B ! = B @ A 일반적으로 행렬의 사칙 연산에서는 순서가 매우 중요하다</text:p>
      <text:p text:style-name="P1">&gt;&gt; 그렇다면 Rotiaton Matrix에서도 행렬 곱의 순서가 중요한가?</text:p>
      <text:p text:style-name="P1"/>
      <text:p text:style-name="P1">(1). 방식 TP RM.T @ P RM @ V RM(timestep)</text:p>
      <text:p text:style-name="P1">(2). 방식 TP RM.T @ V RM(timestep) @ P RM</text:p>
      <text:p text:style-name="P1">(3). 방식 P RM @ TP RM.T @ V RM(timestep)</text:p>
      <text:p text:style-name="P1">(4). 방식 V RM(timestep) @ TP RM.T @ P RM</text:p>
      <text:p text:style-name="P2"/>
      <text:p text:style-name="P2">&gt;&gt;&gt; 결과물은 모두 동일한 움직임을 보이며 제대로 걷지 못한다.</text:p>
      <text:p text:style-name="P7">&gt;&gt;&gt; Kp : 2000&amp;8000, Kd : 40, Update : 30Hz, Simulation : 600 Hz</text:p>
      <text:p text:style-name="P3">&gt;&gt;&gt; 어떤 방식으로 해야 Rotation Matrix로 P를 구성할 수 있을까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## P 관련하여 Rotation Vector로 구성된 Array 코드 &gt;&gt; Rotation Array : RA</text:p>
      <text:p text:style-name="P3">P = -Kp @ ( Position RA + Velocity RA * timestep – Target Position RA)</text:p>
      <text:p text:style-name="P3">&gt;&gt; 예전 동작 시 생기던 진동이 없어졌다.</text:p>
      <text:p text:style-name="P3">&gt;&gt; 걷는 동작 또한 제대로 구현되었다.</text:p>
      <text:p text:style-name="P6">&gt;&gt; 지난 레포트에서 발생했던 Kd값의 범위 또한 커졌</text:p>
      <text:p text:style-name="P3"/>
      <text:p text:style-name="P6">&gt;&gt; Kp : <text:span text:style-name="T3">2</text:span>000, Kd : 40, Update : 30 Hz, Simulation : 600 Hz</text:p>
      <text:p text:style-name="P6"><text:tab/>&gt;&gt; 걷는 동작 제대로 구현된다</text:p>
      <text:p text:style-name="P6"><text:tab/><text:span text:style-name="T3">&gt;&gt; 조금씩 캐릭터가 밑으로 내려간</text:span></text:p>
      <text:p text:style-name="P6">&gt;&gt; Kp : <text:span text:style-name="T3">8</text:span>000, Kd : 40, Update : 30 Hz, Simulation : 600 Hz</text:p>
      <text:p text:style-name="P6"><text:tab/>&gt;&gt; 걷는 동작 제대로 구현된다 </text:p>
      <text:p text:style-name="P6"><text:tab/>&gt;&gt; 하지만, 캐릭터에 아래로 내려가는 현상이 발생한다</text:p>
      <text:p text:style-name="P6"><text:tab/>&gt;&gt; 땅은 원점으로부터 -5.0인 지점에 위치하고 있는데 왜 캐릭터가 내려가는 것인가?</text:p>
      <text:p text:style-name="P6"><text:tab/><text:tab/>&gt;&gt; Root에 힘이 인가되고 있는가?</text:p>
      <text:p text:style-name="P6"><text:tab/><text:tab/><text:tab/>&gt;&gt; Torque 확인하였을 시, Root에 힘 인가 X</text:p>
      <text:p text:style-name="P6"><text:tab/><text:tab/><text:span text:style-name="T2">&gt;&gt; Kp 값이 너무 커서 생긴 오류인가?</text:span></text:p>
      <text:p text:style-name="P3"/>
      <text:p text:style-name="P3">노트북이 인터넷 문제가 생겨서 Notion에서 따로 정리하지 못하여 word에서 간단히</text:p>
      <text:p text:style-name="P3">레포트 작성하여 보내드립니다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7:02:04.012918544</meta:creation-date>
    <dc:date>2022-01-28T08:19:53.037640556</dc:date>
    <meta:editing-duration>PT7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708" meta:character-count="1591" meta:non-whitespace-character-count="1240"/>
  </office:meta>
</office:document-meta>
</file>